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Arial1" svg:font-family="Arial, Helvetica, sans-serif"/>
    <style:font-face style:name="Helvetica" svg:font-family="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98f8" officeooo:paragraph-rsid="001598f8"/>
    </style:style>
    <style:style style:name="P2" style:family="paragraph" style:parent-style-name="Standard">
      <style:text-properties officeooo:rsid="001598f8" officeooo:paragraph-rsid="001903e6"/>
    </style:style>
    <style:style style:name="P3" style:family="paragraph" style:parent-style-name="Standard">
      <style:text-properties officeooo:rsid="001598f8" officeooo:paragraph-rsid="00292cda"/>
    </style:style>
    <style:style style:name="P4" style:family="paragraph" style:parent-style-name="Standard">
      <style:text-properties officeooo:rsid="001903e6" officeooo:paragraph-rsid="001903e6"/>
    </style:style>
    <style:style style:name="P5" style:family="paragraph" style:parent-style-name="Standard">
      <style:text-properties officeooo:rsid="001903e6" officeooo:paragraph-rsid="0025d7ea"/>
    </style:style>
    <style:style style:name="P6" style:family="paragraph" style:parent-style-name="Standard">
      <style:text-properties officeooo:rsid="001903e6" officeooo:paragraph-rsid="00292cda"/>
    </style:style>
    <style:style style:name="P7" style:family="paragraph" style:parent-style-name="Standard">
      <style:text-properties officeooo:rsid="0019cf5c" officeooo:paragraph-rsid="0019cf5c"/>
    </style:style>
    <style:style style:name="P8" style:family="paragraph" style:parent-style-name="Standard">
      <style:text-properties officeooo:rsid="0019cf5c" officeooo:paragraph-rsid="0025d7ea"/>
    </style:style>
    <style:style style:name="P9" style:family="paragraph" style:parent-style-name="Standard">
      <style:text-properties officeooo:rsid="001b4556" officeooo:paragraph-rsid="001b4556"/>
    </style:style>
    <style:style style:name="P10" style:family="paragraph" style:parent-style-name="Standard">
      <style:text-properties officeooo:rsid="001dd54b" officeooo:paragraph-rsid="001dd54b"/>
    </style:style>
    <style:style style:name="P11" style:family="paragraph" style:parent-style-name="Standard">
      <style:text-properties officeooo:rsid="0020aacb" officeooo:paragraph-rsid="0020aacb"/>
    </style:style>
    <style:style style:name="P12" style:family="paragraph" style:parent-style-name="Standard">
      <style:text-properties officeooo:rsid="002bccdb" officeooo:paragraph-rsid="002b7068"/>
    </style:style>
    <style:style style:name="P13" style:family="paragraph" style:parent-style-name="Standard">
      <style:text-properties officeooo:rsid="002e9934" officeooo:paragraph-rsid="002e9934"/>
    </style:style>
    <style:style style:name="P14" style:family="paragraph" style:parent-style-name="Standard">
      <style:text-properties officeooo:rsid="0030548d" officeooo:paragraph-rsid="0030548d"/>
    </style:style>
    <style:style style:name="P15" style:family="paragraph" style:parent-style-name="Standard">
      <style:text-properties officeooo:rsid="00299923" officeooo:paragraph-rsid="00299923"/>
    </style:style>
    <style:style style:name="P16" style:family="paragraph" style:parent-style-name="Standard">
      <style:text-properties officeooo:rsid="00334b5b" officeooo:paragraph-rsid="003214e8"/>
    </style:style>
    <style:style style:name="P17" style:family="paragraph" style:parent-style-name="Standard">
      <style:text-properties officeooo:rsid="0034a0cc" officeooo:paragraph-rsid="0034a0cc"/>
    </style:style>
    <style:style style:name="P18" style:family="paragraph" style:parent-style-name="Standard">
      <style:text-properties officeooo:rsid="00363844" officeooo:paragraph-rsid="00363844"/>
    </style:style>
    <style:style style:name="P19" style:family="paragraph" style:parent-style-name="Standard">
      <style:text-properties fo:font-variant="normal" fo:text-transform="none" fo:color="#4b4b4b" style:font-name="arial" fo:font-size="12pt" fo:letter-spacing="normal" fo:font-style="normal" fo:font-weight="normal" officeooo:rsid="00363844" officeooo:paragraph-rsid="00363844"/>
    </style:style>
    <style:style style:name="P20" style:family="paragraph" style:parent-style-name="Standard">
      <style:text-properties officeooo:rsid="0036e825" officeooo:paragraph-rsid="003777b4"/>
    </style:style>
    <style:style style:name="P21" style:family="paragraph" style:parent-style-name="Standard">
      <style:text-properties officeooo:rsid="0036e825" officeooo:paragraph-rsid="0037e662"/>
    </style:style>
    <style:style style:name="P22" style:family="paragraph" style:parent-style-name="Standard">
      <style:text-properties officeooo:rsid="003982d9" officeooo:paragraph-rsid="003982d9"/>
    </style:style>
    <style:style style:name="P23" style:family="paragraph" style:parent-style-name="Standard">
      <style:text-properties officeooo:rsid="003b6c74" officeooo:paragraph-rsid="003b6c74"/>
    </style:style>
    <style:style style:name="P24" style:family="paragraph" style:parent-style-name="Standard">
      <style:text-properties officeooo:rsid="003d1cd1" officeooo:paragraph-rsid="003d1cd1"/>
    </style:style>
    <style:style style:name="P25" style:family="paragraph" style:parent-style-name="Standard">
      <style:text-properties officeooo:rsid="003edb17" officeooo:paragraph-rsid="003edb17"/>
    </style:style>
    <style:style style:name="P26" style:family="paragraph" style:parent-style-name="Standard">
      <style:text-properties officeooo:rsid="003f0acd" officeooo:paragraph-rsid="003f0acd"/>
    </style:style>
    <style:style style:name="P27" style:family="paragraph" style:parent-style-name="Standard">
      <style:text-properties officeooo:rsid="003f0acd" officeooo:paragraph-rsid="003f5d8a"/>
    </style:style>
    <style:style style:name="P28" style:family="paragraph" style:parent-style-name="Standard">
      <style:text-properties officeooo:rsid="004357fd" officeooo:paragraph-rsid="004357fd"/>
    </style:style>
    <style:style style:name="P29" style:family="paragraph" style:parent-style-name="Standard">
      <style:text-properties officeooo:rsid="00441d27" officeooo:paragraph-rsid="0044ef0e"/>
    </style:style>
    <style:style style:name="P30" style:family="paragraph" style:parent-style-name="Standard">
      <style:text-properties officeooo:rsid="0044ef0e" officeooo:paragraph-rsid="0044ef0e"/>
    </style:style>
    <style:style style:name="P31" style:family="paragraph" style:parent-style-name="Standard">
      <style:text-properties officeooo:rsid="001598f8" officeooo:paragraph-rsid="00292cda"/>
    </style:style>
    <style:style style:name="P32" style:family="paragraph" style:parent-style-name="Standard">
      <style:text-properties officeooo:rsid="00450d83" officeooo:paragraph-rsid="00456472"/>
    </style:style>
    <style:style style:name="P33" style:family="paragraph" style:parent-style-name="Standard">
      <style:text-properties officeooo:rsid="00476d8f" officeooo:paragraph-rsid="0048a273"/>
    </style:style>
    <style:style style:name="T1" style:family="text">
      <style:text-properties officeooo:rsid="001791ed"/>
    </style:style>
    <style:style style:name="T2" style:family="text">
      <style:text-properties officeooo:rsid="001903e6"/>
    </style:style>
    <style:style style:name="T3" style:family="text">
      <style:text-properties officeooo:rsid="001b9292"/>
    </style:style>
    <style:style style:name="T4" style:family="text">
      <style:text-properties officeooo:rsid="001c4cc5"/>
    </style:style>
    <style:style style:name="T5" style:family="text">
      <style:text-properties officeooo:rsid="001dd54b"/>
    </style:style>
    <style:style style:name="T6" style:family="text">
      <style:text-properties officeooo:rsid="001f0687"/>
    </style:style>
    <style:style style:name="T7" style:family="text">
      <style:text-properties officeooo:rsid="0021f4ce"/>
    </style:style>
    <style:style style:name="T8" style:family="text">
      <style:text-properties officeooo:rsid="00227c44"/>
    </style:style>
    <style:style style:name="T9" style:family="text">
      <style:text-properties officeooo:rsid="0024952c"/>
    </style:style>
    <style:style style:name="T10" style:family="text">
      <style:text-properties officeooo:rsid="0025d7ea"/>
    </style:style>
    <style:style style:name="T11" style:family="text">
      <style:text-properties officeooo:rsid="002a7c56"/>
    </style:style>
    <style:style style:name="T12" style:family="text">
      <style:text-properties officeooo:rsid="002d3b6f"/>
    </style:style>
    <style:style style:name="T13" style:family="text">
      <style:text-properties officeooo:rsid="003777b4"/>
    </style:style>
    <style:style style:name="T14" style:family="text">
      <style:text-properties officeooo:rsid="0037e662"/>
    </style:style>
    <style:style style:name="T15" style:family="text">
      <style:text-properties officeooo:rsid="00429f68"/>
    </style:style>
    <style:style style:name="T16" style:family="text">
      <style:text-properties officeooo:rsid="00456472"/>
    </style:style>
    <style:style style:name="T17" style:family="text">
      <style:text-properties officeooo:rsid="0048a2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active tv</text:p>
      <text:p text:style-name="P1"/>
      <text:p text:style-name="P1">Could include:</text:p>
      <text:p text:style-name="P1">- Book club discussion</text:p>
      <text:p text:style-name="P1">- <text:span text:style-name="T1">Live reading/acting of story with quiz game, voting for best actor, solve murder mystery</text:span></text:p>
      <text:p text:style-name="P2">- <text:span text:style-name="T1">Improv where character change depends on audience prompt</text:span></text:p>
      <text:p text:style-name="P2">- <text:span text:style-name="T2">Drop people from several different countries into same chat for discussion led by storyteller (diplomacy)</text:span></text:p>
      <text:p text:style-name="P2"/>
      <text:p text:style-name="P2"/>
      <text:p text:style-name="P2"/>
      <text:p text:style-name="P2"/>
      <text:p text:style-name="P7">Evolution:</text:p>
      <text:p text:style-name="P10"/>
      <text:p text:style-name="P10">When do this: when there is critical mass of <text:span text:style-name="T7">indie acto</text:span>rs, <text:span text:style-name="T7">screenwriters</text:span> on crowdpublishtv. </text:p>
      <text:p text:style-name="P10"/>
      <text:p text:style-name="P7">- One small group reading a play over google hangouts. <text:span text:style-name="T3">Button on home page to hangouts with time announced</text:span></text:p>
      <text:p text:style-name="P7">- Several groups acting over hangouts, <text:span text:style-name="T4">on calendar posted on home page</text:span></text:p>
      <text:p text:style-name="P7">- Viewers vote for best actor, that actor gets a digital prize from author</text:p>
      <text:p text:style-name="P7">- Murder mystery: first fan that solves for the right culprit with the right clues wins prize</text:p>
      <text:p text:style-name="P7"/>
      <text:p text:style-name="P7">- <text:span text:style-name="T9">Develop livestreaming software/capabilities on crowdpublishtv</text:span></text:p>
      <text:p text:style-name="P7"/>
      <text:p text:style-name="P7">- <text:span text:style-name="T12">Actor or writer with merch starts the skit. Fans with no merch can drop in &amp; win votes.</text:span></text:p>
      <text:p text:style-name="P7"/>
      <text:p text:style-name="P7">- <text:span text:style-name="T5">Build a queue of players:</text:span> When one actor drops out, another drops in</text:p>
      <text:p text:style-name="P4">- <text:span text:style-name="T6">Post a schedule of stories – A lead actor picks from a list of plays and gets 2 people to commit to joining at a certain time. It goes on the calendar for drop-in players</text:span></text:p>
      <text:p text:style-name="P4">- <text:span text:style-name="T8">People drop in at any time &amp; there’s a list of current stories being played to watch or to drop in as actor. For marketing, there’s a schedule that defines a finite time each story is available for playing.</text:span></text:p>
      <text:p text:style-name="P4"/>
      <text:p text:style-name="P8">- <text:span text:style-name="T10">Get own livestreaming servers</text:span></text:p>
      <text:p text:style-name="P5"/>
      <text:p text:style-name="P5">- <text:span text:style-name="T10">Develop software for augmented reality so we see each actor embedded over a scene (outdoors, office, a living room party etc)</text:span></text:p>
      <text:p text:style-name="P4"/>
      <text:p text:style-name="P2"/>
      <text:p text:style-name="P2"/>
      <text:p text:style-name="P9">Target Audience:</text:p>
      <text:p text:style-name="P9"/>
      <text:p text:style-name="P9">Theater geeks - <text:span text:style-name="T11">MaryAnn</text:span></text:p>
      <text:p text:style-name="P9">Dungeons &amp; Dragons - <text:span text:style-name="T11">Kier</text:span></text:p>
      <text:p text:style-name="P11">Geeks &amp; sundry</text:p>
      <text:p text:style-name="P12">ImprovAZ</text:p>
      <text:p text:style-name="P15">Patreon</text:p>
      <text:p text:style-name="P16">twitch</text:p>
      <text:p text:style-name="P2"/>
      <text:p text:style-name="P2"/>
      <text:p text:style-name="P2"><text:soft-page-break/></text:p>
      <text:p text:style-name="P6">Messaging:</text:p>
      <text:p text:style-name="P6"/>
      <text:p text:style-name="P6">Authors don’t have to be tech savvy; Fans do</text:p>
      <text:p text:style-name="P6">Authors should attract tech savvy fans (scifi?), make excerpt for acting/playing online</text:p>
      <text:p text:style-name="P6"/>
      <text:p text:style-name="P6"/>
      <text:p text:style-name="P6"/>
      <text:p text:style-name="P13">Financial model:</text:p>
      <text:p text:style-name="P13"/>
      <text:p text:style-name="P13">EA free membership for life</text:p>
      <text:p text:style-name="P13">pay membership to play/act, watch, have your story featured</text:p>
      <text:p text:style-name="P13">buy from actors/authors</text:p>
      <text:p text:style-name="P14">actors/authors have 1 expiring item every day</text:p>
      <text:p text:style-name="P17">Some items available only during skit</text:p>
      <text:p text:style-name="P18">Orgs help authors sell</text:p>
      <text:p text:style-name="P18"/>
      <text:p text:style-name="P18"/>
      <text:p text:style-name="P18"/>
      <text:p text:style-name="P18"/>
      <text:p text:style-name="P18"/>
      <text:p text:style-name="P24">Title</text:p>
      <text:p text:style-name="P19">Livestreaming skits on CrowdPublish.TV</text:p>
      <text:p text:style-name="P19"/>
      <text:p text:style-name="P22">Project</text:p>
      <text:p text:style-name="P21">CrowdPublish.TV is building a web platform for actors to drop in &amp; act <text:span text:style-name="T13">in</text:span> live<text:span text:style-name="T13">streaming</text:span> skit<text:span text:style-name="T13">s, interact with fans, and earn crowdfunding</text:span>. <text:span text:style-name="T13">We’re looking for early adopters for the platform to help us </text:span>fi<text:span text:style-name="T14">gure</text:span> out how to improve upon the experience<text:span text:style-name="T13">. Early adopters will receive a list of times to stop by the site where we’ll observe the user experience and be available for questions. You may RSVP for as many of the time slots as you wish. Skit scripts will be posted on CrowdPublish.TV. </text:span></text:p>
      <text:p text:style-name="P20"/>
      <text:p text:style-name="P22">Role</text:p>
      <text:p text:style-name="P23">Various roles in short skits.</text:p>
      <text:p text:style-name="P30">Any age, any ethnicity.</text:p>
      <text:p text:style-name="P29">Have fun playing several types of characters!</text:p>
      <text:p text:style-name="P25">No nudity allowed.</text:p>
      <text:p text:style-name="P25"/>
      <text:p text:style-name="P26">Submissions</text:p>
      <text:p text:style-name="P27">Send us an email with your contact info &amp; we'll get back to you with a list of times when you can participate. <text:span text:style-name="T15">RSVP for as many times as you wish.</text:span></text:p>
      <text:p text:style-name="P3"><text:s/></text:p>
      <text:p text:style-name="P28">Location</text:p>
      <text:p text:style-name="P28">Online/worldwide.</text:p>
      <text:p text:style-name="P28">Various times and dates. </text:p>
      <text:p text:style-name="P3"/>
      <text:p text:style-name="P3"/>
      <text:p text:style-name="P3"/>
      <text:p text:style-name="P32">CrowdPublish.TV is inventing Interactive TV. We need actors to help us experiment with livestreaming skits and production assistants to help us organize online &amp; in-person sessions and get the word out. <text:soft-page-break/>Message me or send email to info@CrowdPublish.TV <text:span text:style-name="T16">for more info. Come have an impact in defining what the future of Interactive TV will become!</text:span> </text:p>
      <text:p text:style-name="P32"/>
      <text:p text:style-name="P32"/>
      <text:p text:style-name="P32"/>
      <text:p text:style-name="P33">I’m hosting some livestream events this week <text:span text:style-name="T17">&amp; thought you might want to join in. Last week we held a livestreaming session &amp; had a fabulous discussion. Thursday's topic will be Good Books We Read This Year. We’ll decide the other days’ topics as people drop in.</text:span></text:p>
      <text:p text:style-name="P33"/>
      <text:p text:style-name="P33"><text:span text:style-name="T17">Wednesday, Sept. 5, 5:00pm PDT (8:00pm EDT)</text:span></text:p>
      <text:p text:style-name="P33"><text:span text:style-name="T17">Thursday, Sept 6, 7:00pm PDT (10:00pm EDT)</text:span></text:p>
      <text:p text:style-name="P33"><text:span text:style-name="T17">Friday, Sept 7, 3:00pm PDT (6:00pm EDT)</text:span></text:p>
      <text:p text:style-name="P33"/>
      <text:p text:style-name="P33"><text:span text:style-name="T17">You can join us by going to http://CrowdPublish.TV and clicking the "Livestream" button. I suggest trying it beforehand to make sure it works. </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Arial1" svg:font-family="Arial, Helvetica, sans-serif"/>
    <style:font-face style:name="Helvetica" svg:font-family="Helvetica,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2:32:30.010689847</meta:creation-date>
    <dc:date>2018-09-04T17:12:19.669485043</dc:date>
    <meta:editing-duration>P17DT13H45M35S</meta:editing-duration>
    <meta:editing-cycles>42</meta:editing-cycles>
    <meta:generator>LibreOffice/5.1.6.2$Linux_X86_64 LibreOffice_project/10m0$Build-2</meta:generator>
    <meta:document-statistic meta:table-count="0" meta:image-count="0" meta:object-count="0" meta:page-count="3" meta:paragraph-count="57" meta:word-count="636" meta:character-count="3717" meta:non-whitespace-character-count="3130"/>
  </office:meta>
</office:document-meta>
</file>